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4">Terminologie<text:tab/>2</text:p>
          <text:p text:style-name="P4">A) Documents d'analyse<text:tab/>2</text:p>
          <text:p text:style-name="P3">Cas d'utilisation<text:tab/>2</text:p>
          <text:p text:style-name="P2">Créer diagramme<text:tab/>2</text:p>
          <text:p text:style-name="P1">Appel du cas<text:tab/>2</text:p>
          <text:p text:style-name="P1">Actions du cas<text:tab/>2</text:p>
          <text:p text:style-name="P2">Charger diagramme<text:tab/>2</text:p>
          <text:p text:style-name="P1">Appel du cas<text:tab/>2</text:p>
          <text:p text:style-name="P1">Actions du cas<text:tab/>2</text:p>
          <text:p text:style-name="P2">Sauvegarder diagramme<text:tab/>3</text:p>
          <text:p text:style-name="P1">Appel du cas<text:tab/>3</text:p>
          <text:p text:style-name="P1">Actions du cas<text:tab/>3</text:p>
          <text:p text:style-name="P2">Aplatir conteneur TODO : renommer comme ça dans le diagramme de cas d'utilisation<text:tab/>3</text:p>
          <text:p text:style-name="P1">Appel du cas<text:tab/>3</text:p>
          <text:p text:style-name="P1">Actions du cas<text:tab/>3</text:p>
          <text:p text:style-name="P2">Fermer éditeur<text:tab/>3</text:p>
          <text:p text:style-name="P1">Appel du cas<text:tab/>3</text:p>
          <text:p text:style-name="P1">Actions du cas<text:tab/>3</text:p>
          <text:p text:style-name="P2">Consulter manuel<text:tab/>3</text:p>
          <text:p text:style-name="P1">Appel du cas <text:tab/>3</text:p>
          <text:p text:style-name="P1">Actions du cas<text:tab/>3</text:p>
          <text:p text:style-name="P2">Ajouter état simple<text:tab/>4</text:p>
          <text:p text:style-name="P1">Appel du cas<text:tab/>4</text:p>
          <text:p text:style-name="P1">Actions du cas<text:tab/>4</text:p>
          <text:p text:style-name="P2">Ajouter état Final<text:tab/>4</text:p>
          <text:p text:style-name="P1">Appel du cas <text:tab/>4</text:p>
          <text:p text:style-name="P1">Actions du cas<text:tab/>4</text:p>
          <text:p text:style-name="P2">Ajouter état Composite<text:tab/>4</text:p>
          <text:p text:style-name="P1">Appel du cas <text:tab/>4</text:p>
          <text:p text:style-name="P1">Actions du cas<text:tab/>4</text:p>
          <text:p text:style-name="P2">Renommer état<text:tab/>4</text:p>
          <text:p text:style-name="P1">Appel du cas<text:tab/>4</text:p>
          <text:p text:style-name="P1">Actions du cas<text:tab/>5</text:p>
          <text:p text:style-name="P2">Supprimer élément<text:tab/>5</text:p>
          <text:p text:style-name="P1">Appel du cas<text:tab/>5</text:p>
          <text:p text:style-name="P1">Actions du cas<text:tab/>5</text:p>
          <text:p text:style-name="P2">Déplacer élément<text:tab/>5</text:p>
          <text:p text:style-name="P1">Appel du cas<text:tab/>5</text:p>
          <text:p text:style-name="P1">Actions du cas<text:tab/>5</text:p>
          <text:p text:style-name="P2">Modifier choix conteneur parent<text:tab/>5</text:p>
          <text:p text:style-name="P1">Appel du cas<text:tab/>5</text:p>
          <text:p text:style-name="P1">Actions du cas<text:tab/>5</text:p>
          <text:p text:style-name="P2">Ajouter transition<text:tab/>5</text:p>
          <text:p text:style-name="P1">Appel du cas<text:tab/>5</text:p>
          <text:p text:style-name="P1">Actions du cas<text:tab/>6</text:p>
          <text:p text:style-name="P2">Modifier transition<text:tab/>6</text:p>
          <text:p text:style-name="P1">Appel du cas<text:tab/>6</text:p>
          <text:p text:style-name="P1">Actions du cas<text:tab/>6</text:p>
        </text:index-body>
      </text:table-of-content>
      <text:h text:style-name="Heading_20_1" text:outline-level="1"><text:soft-page-break/>Terminologie</text:h>
      <text:p text:style-name="Text_20_body">Conteneur : Graphiquement, zone contenant un état initial et pouvant contenir des états/transitions.</text:p>
      <text:p text:style-name="Text_20_body">Conteneur principal : Le conteneur qui n'est le fils d'aucun autre conteneur.</text:p>
      <text:p text:style-name="Text_20_body">Editeur : L'application développée.</text:p>
      <text:p text:style-name="Text_20_body">Editeur graphique : Emplacement où sont affichés les éléments du diagramme crée par l'utilisateur.</text:p>
      <text:p text:style-name="Text_20_body">OS : Le système d'exploitation sur lequel est exécuté l'application.</text:p>
      <text:p text:style-name="Text_20_body">Transition : Texte relié par des flèches à un état source et un état destination.</text:p>
      <text:p text:style-name="Text_20_body">Utilisateur : Sous-entendu utilisateur final de l'application.</text:p>
      <text:h text:style-name="Heading_20_1" text:outline-level="1">A) Documents d'analyse</text:h>
      <text:h text:style-name="Heading_20_2" text:outline-level="2">Cas d'utilisation</text:h>
      <text:p text:style-name="Text_20_body">Après chaque ajout, modification, suppression ou l'ouverture d'un diagramme, l'ensemble des contraintes imposées par le cahier des charges pour un diagramme d'état-transitions est vérifié. En cas d'erreur un message non bloquant s'affiche, sous une police différente suivant le niveau d'alerte. Ces contraintes sont :</text:p>
      <text:list xml:id="list5446911681379794220" text:style-name="L1">
        <text:list-item>
          <text:p text:style-name="P5">L'unicité des états (2 états ne peuvent pas avoir le même nom dans un même conteneur);</text:p>
        </text:list-item>
        <text:list-item>
          <text:p text:style-name="P5">Toutes les transitions doivent être déterministes (2 transitions d'un même état ne peuvent pas avoir le même nom) ;</text:p>
        </text:list-item>
        <text:list-item>
          <text:p text:style-name="P5">Aucun état ne doit être bloquant (chaque état doit avoir au moins une transition renvoyant vers un autre état).</text:p>
        </text:list-item>
      </text:list>
      <text:h text:style-name="Heading_20_3" text:outline-level="3">Créer diagramme</text:h>
      <text:h text:style-name="Heading_20_4" text:outline-level="4">Appel du cas</text:h>
      <text:p text:style-name="Text_20_body">A l'ouverture de l'<text:span text:style-name="T1">éditeur</text:span> ou lorsque l'<text:span text:style-name="T1">utilisateur</text:span> clique sur Fichier-&gt;Nouveau. </text:p>
      <text:h text:style-name="Heading_20_4" text:outline-level="4">Actions du cas</text:h>
      <text:p text:style-name="Text_20_body">Un conteneur est crée, on le nommera dans ce document <text:span text:style-name="T1">conteneur principal</text:span>. Cela entraine la création d'un état initial associé, nommé "Etat initial". Le conteneur (un cadre) est affiché dans l'<text:span text:style-name="T1">éditeur graphique</text:span> avec l'état initial à l'intérieur.</text:p>
      <text:h text:style-name="Heading_20_3" text:outline-level="3">Charger diagramme</text:h>
      <text:h text:style-name="Heading_20_4" text:outline-level="4">Appel du cas</text:h>
      <text:p text:style-name="Text_20_body">Lorsque l'utilisateur clique sur Fichier-&gt;Ouvrir.</text:p>
      <text:h text:style-name="Heading_20_4" text:outline-level="4">Actions du cas</text:h>
      <text:p text:style-name="Text_20_body">Si des ajouts/modifications/suppressions d'éléments ont été faits depuis le dernier appel du cas "Sauvegarder diagramme", le cas "Sauvegarder diagramme" est appelé.</text:p>
      <text:p text:style-name="Text_20_body">Le gestionnaire de fichiers de l'OS s'ouvre, l'utilisateur y sélectionne son fichier. Les données qui y <text:soft-page-break/>sont écrites sont alors chargées et affichées dans l'<text:span text:style-name="T1">éditeur graphique</text:span>.</text:p>
      <text:h text:style-name="Heading_20_3" text:outline-level="3">Sauvegarder diagramme</text:h>
      <text:h text:style-name="Heading_20_4" text:outline-level="4">Appel du cas</text:h>
      <text:p text:style-name="Text_20_body">Lorsque l'utilisateur clique sur Fichier-&gt;Sauvegarder</text:p>
      <text:p text:style-name="Text_20_body">A l'appel des cas "Charger diagramme" et "Fermer éditeur", si des modifications ont été faites depuis l'ouverture du diagramme ou sa dernière sauvegarde : une boite de dialogue est affichée demandant à l'utilisateur s'il veut sauvegarder. Si oui, ce cas est appelé.</text:p>
      <text:h text:style-name="Heading_20_4" text:outline-level="4">Actions du cas</text:h>
      <text:p text:style-name="Text_20_body">Si aucun fichier n'est associé au diagramme (celui-ci a été chargé dans l'éditeur par le cas "Créer un diagramme" plutôt que "Charger un diagramme"), le gestionnaire de fichiers de l'OS s'ouvre pour demander à l'utilisateur de choisir un chemin et nom de fichier. Un fichier est alors crée et associé au diagramme.</text:p>
      <text:p text:style-name="Text_20_body">Le contenu du diagramme est écrit dans le fichier qui lui est associé, écrasant le contenu précédent.</text:p>
      <text:h text:style-name="Heading_20_3" text:outline-level="3">Aplatir conteneur</text:h>
      <text:h text:style-name="Heading_20_4" text:outline-level="4">Appel du cas</text:h>
      <text:p text:style-name="Text_20_body">Lorque l'utilisateur clique droit sur un conteneur dans l'<text:span text:style-name="T1">éditeur graphique</text:span>, un menu contextuel s'affiche, et que l'utilisateur clique sur "Aplatir".</text:p>
      <text:h text:style-name="Heading_20_4" text:outline-level="4">Actions du cas</text:h>
      <text:p text:style-name="Text_20_body">Le conteneur dans lequel le clic droit a été effectué s'applatit avec tous ses conteneurs fils au niveau des données.</text:p>
      <text:p text:style-name="Text_20_body">L'affichage est actualisé en conséquences.</text:p>
      <text:h text:style-name="Heading_20_3" text:outline-level="3">Fermer éditeur</text:h>
      <text:h text:style-name="Heading_20_4" text:outline-level="4">Appel du cas</text:h>
      <text:p text:style-name="Text_20_body">Lorsque l'utilisateur clique sur l'icône fermer spécifique à l'OS dans l'angle supérieur-droit de l'application, ou clique sur Fichier-&gt;Quitter.</text:p>
      <text:h text:style-name="Heading_20_4" text:outline-level="4">Actions du cas</text:h>
      <text:p text:style-name="Text_20_body">Si des ajouts/modifications/suppressions d'éléments ont été faits depuis le dernier appel du cas "Sauvegarder diagramme", le cas "Sauvegarder diagramme" est appelé.</text:p>
      <text:p text:style-name="Text_20_body">L'application est quittée.</text:p>
      <text:h text:style-name="Heading_20_3" text:outline-level="3">Consulter manuel</text:h>
      <text:h text:style-name="Heading_20_4" text:outline-level="4">Appel du cas </text:h>
      <text:p text:style-name="Text_20_body">Lorsque l'utilisateur clique sur ? -&gt; Aide.</text:p>
      <text:h text:style-name="Heading_20_4" text:outline-level="4"><text:soft-page-break/>Actions du cas</text:h>
      <text:p text:style-name="Text_20_body">Ouverture du fichier Manuel.pdf par l'OS.</text:p>
      <text:h text:style-name="Heading_20_3" text:outline-level="3">Ajouter état simple</text:h>
      <text:h text:style-name="Heading_20_4" text:outline-level="4">Appel du cas</text:h>
      <text:p text:style-name="Text_20_body">Lorsque l'utilisateur clique droit sur un conteneur dans l'<text:span text:style-name="T1">éditeur graphique</text:span><text:span text:style-name="T2"> puis</text:span> sur "Ajouter -&gt;Etat-&gt;Simple".</text:p>
      <text:h text:style-name="Heading_20_4" text:outline-level="4">Actions du cas</text:h>
      <text:p text:style-name="Text_20_body">Affichage d'une textbox pour que l'utilisateur entre le nom du nouvel état. </text:p>
      <text:p text:style-name="Text_20_body">L'état est alors crée avec ce nom, et comme conteneur parent celui sur lequel le clic droit a été effectué.</text:p>
      <text:p text:style-name="Text_20_body">Affichage de l'état et de son nom dans l'<text:span text:style-name="T1">éditeur graphique</text:span> dans le conteneur parent.</text:p>
      <text:h text:style-name="Heading_20_3" text:outline-level="3">Ajouter état Final</text:h>
      <text:h text:style-name="Heading_20_4" text:outline-level="4">Appel du cas </text:h>
      <text:p text:style-name="Text_20_body">Lorsque l'utilisateur clique droit sur un conteneur dans l'<text:span text:style-name="T1">éditeur graphique</text:span><text:span text:style-name="T2"> puis</text:span> sur "Ajouter -&gt;Etat-&gt;Final".</text:p>
      <text:h text:style-name="Heading_20_4" text:outline-level="4">Actions du cas</text:h>
      <text:p text:style-name="Text_20_body">Affichage d'une textbox pour que l'utilisateur entre le nom du nouvel état. </text:p>
      <text:p text:style-name="Text_20_body">L'état est alors crée avec ce nom, et comme conteneur parent celui sur lequel le clic droit a été effectué.</text:p>
      <text:p text:style-name="Text_20_body">Affichage de l'état et de son nom dans l'<text:span text:style-name="T1">éditeur graphique</text:span> dans le conteneur parent.</text:p>
      <text:h text:style-name="Heading_20_3" text:outline-level="3">Ajouter état Composite</text:h>
      <text:h text:style-name="Heading_20_4" text:outline-level="4">Appel du cas </text:h>
      <text:p text:style-name="Text_20_body">Lorsque l'utilisateur clique droit sur un conteneur dans l'<text:span text:style-name="T1">éditeur graphique</text:span><text:span text:style-name="T2"> puis</text:span> sur "Ajouter -&gt;Etat-&gt;Composite".</text:p>
      <text:h text:style-name="Heading_20_4" text:outline-level="4">Actions du cas</text:h>
      <text:p text:style-name="Text_20_body">Affichage d'une textbox pour que l'utilisateur entre le nom du nouvel état. </text:p>
      <text:p text:style-name="Text_20_body">L'état est alors crée avec ce nom, et comme conteneur parent celui sur lequel le clic droit a été effectué.</text:p>
      <text:p text:style-name="Text_20_body">Affichage de l'état et de son nom dans l'<text:span text:style-name="T1">éditeur graphique</text:span> dans le conteneur parent.</text:p>
      <text:h text:style-name="Heading_20_3" text:outline-level="3"><text:soft-page-break/>Renommer état</text:h>
      <text:h text:style-name="Heading_20_4" text:outline-level="4">Appel du cas</text:h>
      <text:p text:style-name="Text_20_body">Lorsque l'utilisateur fait un clic droit dans l'<text:span text:style-name="T1">éditeur graphique</text:span> sur l'élément qu'il souhaite renommer (affiché dans l'<text:span text:style-name="T1">éditeur graphique)</text:span>, un menu contextuel s'affiche, et qu'il clique alors sur "Renommer".</text:p>
      <text:p text:style-name="Text_20_body">Double-clique sur le nom de l'état affiché à côté dans l'<text:span text:style-name="T1">éditeur graphique</text:span>.</text:p>
      <text:h text:style-name="Heading_20_4" text:outline-level="4">Actions du cas</text:h>
      <text:p text:style-name="Text_20_body">Affichage d'une textbox pour modifier le nom.</text:p>
      <text:h text:style-name="Heading_20_3" text:outline-level="3">Supprimer élément</text:h>
      <text:h text:style-name="Heading_20_4" text:outline-level="4">Appel du cas</text:h>
      <text:p text:style-name="Text_20_body">Lorsque l'utilisateur fait un clic droit dans l'<text:span text:style-name="T1">éditeur graphique</text:span> sur l'élément qu'il souhaite supprimer, un menu contextuel s'affiche, et qu'il clique alors sur "Supprimer".</text:p>
      <text:p text:style-name="Text_20_body">Après sélection de l'élément, en cliquant sur "Supprimer" sur le clavier.</text:p>
      <text:h text:style-name="Heading_20_4" text:outline-level="4">Actions du cas</text:h>
      <text:p text:style-name="Text_20_body">Si c'est un état initial, affichage d'un message d'erreur et rien d'autres ne se passe.</text:p>
      <text:p text:style-name="Text_20_body">Si c'est un autre état, on supprime toutes les transitions associées, l'état lui-même, et tout son contenu si c'est un état composite.</text:p>
      <text:p text:style-name="Text_20_body">Si c'est une transition, on la supprime.</text:p>
      <text:h text:style-name="Heading_20_3" text:outline-level="3">Déplacer élément</text:h>
      <text:h text:style-name="Heading_20_4" text:outline-level="4">Appel du cas</text:h>
      <text:p text:style-name="Text_20_body">Lorsque l'utilisateur clique sur un élément. Le cas d'utilisation s'arrête lorsque l'utilisateur relâche le bouton de la souris (effet cliquer-déplacer).</text:p>
      <text:h text:style-name="Heading_20_4" text:outline-level="4">Actions du cas</text:h>
      <text:p text:style-name="Text_20_body">L'élément suit le curseur de la souris. Il ne peut pas changer de conteneur dans lequel il se trouve.</text:p>
      <text:p text:style-name="Text_20_body">L'affichage est actualisé de manière à ce que les liens entre états et transitions associés à l'élément déplacé soient redessinés.</text:p>
      <text:h text:style-name="Heading_20_3" text:outline-level="3">Modifier choix conteneur parent</text:h>
      <text:h text:style-name="Heading_20_4" text:outline-level="4">Appel du cas</text:h>
      <text:p text:style-name="Text_20_body">Lorsque l'utilisateur clique droit dans l'<text:span text:style-name="T1">éditeur graphique</text:span> sur un état qui n'est pas initial -&gt; "Modifier conteneur parent"</text:p>
      <text:h text:style-name="Heading_20_4" text:outline-level="4">Actions du cas</text:h>
      <text:p text:style-name="Text_20_body">Affichage de la liste de tous les conteneurs possible. L'utilisateur en choisit un. Si changement de <text:soft-page-break/>conteneur, toutes les transitions associées à l'état sont supprimées et l'état est associé à son nouveau conteneur. L'affichage est actualisé en conséquence.</text:p>
      <text:h text:style-name="Heading_20_3" text:outline-level="3">Ajouter transition</text:h>
      <text:h text:style-name="Heading_20_4" text:outline-level="4">Appel du cas</text:h>
      <text:p text:style-name="Text_20_body">Lorsque l'utilisateur clique droit dans l'<text:span text:style-name="T1">éditeur graphique</text:span> sur un état puis sur "Ajouter Transition".</text:p>
      <text:h text:style-name="Heading_20_4" text:outline-level="4">Actions du cas</text:h>
      <text:p text:style-name="Text_20_body">1 liste déroulante s'affiche, contenant tous les états existans dans le même conteneur que l'état sur lequel l'utilisateur a fait un clic droit. L'utilisateur y sélectionne l'état de destination de la transition créée.</text:p>
      <text:p text:style-name="Text_20_body">3 texbox sont également présentes pour que l'utilisateur entre la garde, l'événement et l'action à associer à la transition créée.</text:p>
      <text:p text:style-name="Text_20_body">La transition est associée au conteneur de l'état sur lequel l'utilisateur a fait un clic droit. Ce dernier devient son état source.</text:p>
      <text:h text:style-name="Heading_20_3" text:outline-level="3">Modifier transition</text:h>
      <text:h text:style-name="Heading_20_4" text:outline-level="4">Appel du cas</text:h>
      <text:p text:style-name="Text_20_body">Lorsque l'utilisateur clique droit dans l'<text:span text:style-name="T1">éditeur graphique</text:span> sur une transition puis sur "Modifier Transition".</text:p>
      <text:h text:style-name="Heading_20_4" text:outline-level="4">Actions du cas</text:h>
      <text:p text:style-name="Text_20_body">Une nouvelle fenetre s'affiche contenant les 2 listes déroulantes pour les états source et destination qui appartiennent au meme conteneur que la transition, ainsi que 3 champs de texte (evenement, garde et action) que l'utilisateur peut directement modifi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5M18S</meta:editing-duration>
    <meta:editing-cycles>74</meta:editing-cycles>
    <meta:generator>OpenOffice/4.1.1$Win32 OpenOffice.org_project/411m6$Build-9775</meta:generator>
    <dc:date>2015-11-04T13:04:24.19</dc:date>
    <dc:creator>Thibaut Batal</dc:creator>
    <meta:document-statistic meta:table-count="0" meta:image-count="0" meta:object-count="0" meta:page-count="6" meta:paragraph-count="156" meta:word-count="1375" meta:character-count="8615"/>
    <meta:user-defined meta:name="Info 1"/>
    <meta:user-defined meta:name="Info 2"/>
    <meta:user-defined meta:name="Info 3"/>
    <meta:user-defined meta:name="Info 4"/>
  </office:meta>
</office:document-meta>
</file>